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fania Sanna 22/10/2021</text:p>
      <text:p text:style-name="Standard">Domande Test Week 3 </text:p>
      <text:p text:style-name="Standard"/>
      <text:p text:style-name="Standard">1 = b</text:p>
      <text:p text:style-name="Standard"/>
      <text:p text:style-name="Standard">2 = Creando una terza tabella che contiene gli ID delle due Tabelle di partenza che sono primary key (insieme) e foreign key</text:p>
      <text:p text:style-name="Standard"/>
      <text:p text:style-name="Standard">3 = b</text:p>
      <text:p text:style-name="Standard"/>
      <text:p text:style-name="Standard">4 = b</text:p>
      <text:p text:style-name="Standard"/>
      <text:p text:style-name="Standard">5 = a 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ia Sanna</meta:initial-creator>
    <meta:creation-date>2021-10-22T12:32:08.63</meta:creation-date>
    <meta:document-statistic meta:table-count="0" meta:image-count="0" meta:object-count="0" meta:page-count="1" meta:paragraph-count="8" meta:word-count="42" meta:character-count="191"/>
    <dc:date>2021-10-22T12:44:16.93</dc:date>
    <dc:creator>Stefania Sanna</dc:creator>
    <meta:editing-duration>PT12M9S</meta:editing-duration>
    <meta:editing-cycles>1</meta:editing-cycles>
    <meta:generator>OpenOffice/4.1.7$Win32 OpenOffice.org_project/417m1$Build-9800</meta:generator>
  </office:meta>
</office:document-meta>
</file>